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82cm"/>
    </style:style>
    <style:style style:name="pr1" style:family="presentation" style:parent-style-name="Default-title">
      <style:graphic-properties draw:auto-grow-height="true" fo:min-height="1.8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text-shadow="none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T1" style:family="text">
      <style:text-properties fo:color="#000000" fo:font-size="66pt" fo:text-shadow="none" style:font-size-asian="66pt" style:font-size-complex="66pt"/>
    </style:style>
    <style:style style:name="T2" style:family="text">
      <style:text-properties fo:font-family="'Bitstream Charter'" style:font-family-generic="roman" style:font-pitch="variable" fo:font-size="32pt" fo:font-style="italic" fo:text-shadow="none" style:font-size-asian="32pt" style:font-style-asian="italic" style:font-size-complex="32pt" style:font-style-complex="italic"/>
    </style:style>
    <style:style style:name="T3" style:family="text">
      <style:text-properties fo:font-family="Tahoma" style:font-family-generic="swiss" style:font-pitch="variable" fo:font-size="22pt" fo:font-style="normal" fo:text-shadow="none" style:font-size-asian="22pt" style:font-style-asian="normal" style:font-size-complex="22pt" style:font-style-complex="normal"/>
    </style:style>
    <style:style style:name="T4" style:family="text">
      <style:text-properties fo:language="sv" fo:country="S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9.6cm" svg:height="1.8cm" svg:x="1.2cm" svg:y="1.8cm" presentation:class="title" presentation:user-transformed="true">
          <draw:text-box>
            <text:p text:style-name="P1">Språkteknologi</text:p>
          </draw:text-box>
        </draw:frame>
        <draw:frame presentation:style-name="pr2" draw:text-style-name="P3" draw:layer="layout" svg:width="24.639cm" svg:height="12.18cm" svg:x="1.4cm" svg:y="5.82cm" presentation:class="subtitle">
          <draw:text-box>
            <text:p><text:span text:style-name="T1">Blogg eller Nyhet?</text:span></text:p>
            <text:p><text:span text:style-name="T2">Klassificering av blogginlägg och nyhetsartiklar</text:span></text:p>
            <text:p><text:span text:style-name="T2"/></text:p>
            <text:p><text:span text:style-name="T2"/></text:p>
            <text:p><text:span text:style-name="T3">Victor Hallberg &lt;</text:span><text:span text:style-name="T3"><text:a xlink:href="mailto:victorha@kth.se">victorha@kth.se</text:a></text:span><text:span text:style-name="T3">&gt;</text:span></text:p>
            <text:p><text:span text:style-name="T3">Jens Arvidsson &lt;</text:span><text:span text:style-name="T3"><text:a xlink:href="mailto:jensarv@kth.se">jensarv@kth.se</text:a></text:span><text:span text:style-name="T3">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1"><text:span text:style-name="T4">Uppgift</text:span>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2">Utvärdering av utbudet av existerande verktyg för klassificiering (data mining)</text:p>
                <text:p text:style-name="P2"><text:span text:style-name="T5"/></text:p>
              </text:list-item>
              <text:list-item>
                <text:p text:style-name="P2">Inhämtning av data från populära nyhetsidor och bloggar (crawling)</text:p>
                <text:p text:style-name="P2"><text:span text:style-name="T5"/></text:p>
              </text:list-item>
              <text:list-item>
                <text:p text:style-name="P2">Klassificering av texter som</text:p>
                <text:list>
                  <text:list-item>
                    <text:p>Blogginlägg</text:p>
                  </text:list-item>
                  <text:list-item>
                    <text:p>Nyhetsartik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<text:span text:style-name="T6">RapidMiner</text:span></text:p>
                <text:list>
                  <text:list-item>
                    <text:p><text:span text:style-name="T7">Överskådligt widget-baserat gränssnitt (D'n'D)</text:span></text:p>
                  </text:list-item>
                  <text:list-item>
                    <text:p><text:span text:style-name="T7">Flexibelt med många funktioner</text:span></text:p>
                  </text:list-item>
                  <text:list-item>
                    <text:p><text:span text:style-name="T7">Svårt att komma igång</text:span></text:p>
                  </text:list-item>
                </text:list>
                <text:p><text:span text:style-name="T8"/></text:p>
              </text:list-item>
              <text:list-item>
                <text:p><text:span text:style-name="T6">Orange canvas</text:span></text:p>
                <text:list>
                  <text:list-item>
                    <text:p><text:span text:style-name="T7">Python-baserat, långsamt</text:span></text:p>
                  </text:list-item>
                  <text:list-item>
                    <text:p><text:span text:style-name="T7">Klarade inte av att importera vår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text-style-name="P5" draw:layer="layout" svg:width="24.639cm" svg:height="12.18cm" svg:x="1.4cm" svg:y="5.82cm" presentation:class="outline">
          <draw:text-box>
            <text:list text:style-name="L2">
              <text:list-item>
                <text:p><text:span text:style-name="T6">WEKA</text:span></text:p>
                <text:list>
                  <text:list-item>
                    <text:p><text:span text:style-name="T7">Välanvänt och beprövat</text:span></text:p>
                  </text:list-item>
                  <text:list-item>
                    <text:p><text:span text:style-name="T7">Inkluderar ett separat Java API</text:span></text:p>
                  </text:list-item>
                  <text:list-item>
                    <text:p><text:span text:style-name="T7">Lätt att testa och jämföra I</text:span></text:p>
                  </text:list-item>
                  <text:list-item>
                    <text:p><text:span text:style-name="T7">Kan importera data från en simpel filhierarki</text:span></text:p>
                  </text:list-item>
                  <text:list-item>
                    <text:p><text:span text:style-name="T9">Det verktyg vi vald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text-style-name="P2" draw:layer="layout" svg:width="19.6cm" svg:height="1.8cm" svg:x="1.2cm" svg:y="1.8cm" presentation:class="title" presentation:user-transformed="true">
          <draw:text-box>
            <text:p text:style-name="P1">Datakällor</text:p>
          </draw:text-box>
        </draw:frame>
        <draw:frame presentation:style-name="pr5" draw:layer="layout" svg:width="12.023cm" svg:height="12.18cm" svg:x="1.4cm" svg:y="5.82cm" presentation:class="outline">
          <draw:text-box>
            <text:list text:style-name="L2">
              <text:list-item>
                <text:p><text:span text:style-name="T6">Nyhetssidor</text:span></text:p>
                <text:list>
                  <text:list-item>
                    <text:p>DN</text:p>
                  </text:list-item>
                  <text:list-item>
                    <text:p>SvD</text:p>
                  </text:list-item>
                  <text:list-item>
                    <text:p>Aftonbladet</text:p>
                  </text:list-item>
                  <text:list-item>
                    <text:p>Expressen</text:p>
                  </text:list-item>
                  <text:list-item>
                    <text:p><text:span text:style-name="T10">Ca 260 artiklar</text:span>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5.82cm" presentation:class="outline">
          <draw:text-box>
            <text:list text:style-name="L2">
              <text:list-item>
                <text:p><text:span text:style-name="T6">Bloggar*</text:span></text:p>
                <text:list>
                  <text:list-item>
                    <text:p><text:span text:style-name="T11">Kenza</text:span>s.se</text:p>
                  </text:list-item>
                  <text:list-item>
                    <text:p><text:span text:style-name="T11">HugoRosas</text:span>.se</text:p>
                  </text:list-item>
                  <text:list-item>
                    <text:p><text:span text:style-name="T11">Gynning</text:span>.net</text:p>
                  </text:list-item>
                  <text:list-item>
                    <text:p>werun.se/<text:span text:style-name="T11">Isabelle</text:span>s</text:p>
                  </text:list-item>
                  <text:list-item>
                    <text:p><text:span text:style-name="T10">Ca 480 inlägg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906cm" svg:height="1.195cm" svg:x="0.947cm" svg:y="16.888cm">
          <draw:text-box>
            <text:list text:style-name="L3">
              <text:list-header>
                <text:p text:style-name="P7"><text:span text:style-name="T12">* Sveriges mest besökta privata bloggar enligt Bloggportalen.se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19.6cm" svg:height="1.8cm" svg:x="1.2cm" svg:y="1.8cm" presentation:class="title">
          <draw:text-box>
            <text:p text:style-name="P1">Klassificering</text:p>
          </draw:text-box>
        </draw:frame>
        <draw:frame presentation:style-name="pr5" draw:layer="layout" svg:width="24.639cm" svg:height="12.18cm" svg:x="1.4cm" svg:y="5.8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19.6cm" svg:height="1.8cm" svg:x="1.2cm" svg:y="1.8cm" presentation:class="title">
          <draw:text-box>
            <text:p>Resultat</text:p>
          </draw:text-box>
        </draw:frame>
        <draw:frame presentation:style-name="pr5" draw:layer="layout" svg:width="24.639cm" svg:height="12.18cm" svg:x="1.4cm" svg:y="5.82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19.6cm" svg:height="1.8cm" svg:x="1.2cm" svg:y="1.8cm" presentation:class="title">
          <draw:text-box>
            <text:p>Slutsats</text:p>
          </draw:text-box>
        </draw:frame>
        <draw:frame presentation:style-name="pr5" draw:layer="layout" svg:width="24.639cm" svg:height="12.18cm" svg:x="1.4cm" svg:y="5.82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stroke-dash="Dash_20_2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Tahoma" style:font-style-name="Regular" style:font-family-generic="swiss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66pt" style:language-asian="zh" style:country-asian="CN" style:font-style-asian="normal" style:font-weight-asian="normal" style:font-family-complex="'Lohit Hindi'" style:font-family-generic-complex="system" style:font-pitch-complex="variable" style:font-size-complex="6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Tahoma" style:font-style-name="Regular" style:font-family-generic="swiss" style:font-pitch="variable" fo:font-size="33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/>
    </style:style>
    <style:style style:name="Mpr5" style:family="presentation" style:parent-style-name="Default-outline1">
      <style:graphic-properties fo:min-height="12.18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presentation:style-name="Inspiration-title" draw:layer="backgroundobjects" svg:width="25.199cm" svg:height="3.506cm" svg:x="1.4cm" svg:y="0.837cm" presentation:class="title" presentation:placeholder="true">
        <draw:text-box/>
      </draw:frame>
      <draw:frame presentation:style-name="Inspiratio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968cm" svg:height="10.476cm" svg:x="3.81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4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ctor Hallberg</meta:initial-creator>
    <meta:creation-date>2012-12-04T14:22:38</meta:creation-date>
    <dc:date>2012-12-05T16:46:35</dc:date>
    <dc:creator>Victor Hallberg</dc:creator>
    <meta:editing-duration>PT1H17M6S</meta:editing-duration>
    <meta:editing-cycles>38</meta:editing-cycles>
    <meta:generator>LibreOffice/3.6$Linux_x86 LibreOffice_project/360m1$Build-2</meta:generator>
    <meta:document-statistic meta:object-count="67"/>
  </office:meta>
</office:document-meta>
</file>